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1" table:formula="of:=IF([.V11]=&quot;&quot;;&quot;&quot;;[.V11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6" table:formula="of:=IF([.R17]=&quot;&quot;;&quot;&quot;;[.R1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6" table:formula="of:=IF([.R18]=&quot;&quot;;&quot;&quot;;[.R18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22]=&quot;&quot;;&quot;&quot;;[.R22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23]=&quot;&quot;;&quot;&quot;;[.V23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24]=&quot;&quot;;&quot;&quot;;[.V24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25]=&quot;&quot;;&quot;&quot;;[.V2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6" table:formula="of:=IF([.V28]=&quot;&quot;;&quot;&quot;;[.V2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29]=&quot;&quot;;&quot;&quot;;[.V2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34]=&quot;&quot;;&quot;&quot;;[.R34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35]=&quot;&quot;;&quot;&quot;;[.V3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36]=&quot;&quot;;&quot;&quot;;[.V36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37]=&quot;&quot;;&quot;&quot;;[.V3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6" table:formula="of:=IF([.V40]=&quot;&quot;;&quot;&quot;;[.V4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41]=&quot;&quot;;&quot;&quot;;[.V41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&quot;;3;IF([.T295]=&quot;TBD&quot;;&quot;&quot;;IF([.T295]=&quot;YES&quot;;1;2)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7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73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736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7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5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745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$Tables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$Tables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$Tables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$Tables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$Tables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$Tables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$Tables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$Tables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2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2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3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3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3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3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3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3"/>
          <table:table-cell/>
          <table:table-cell table:style-name="ce973" office:value-type="string" calcext:value-type="string">
            <text:p>Leeds N3</text:p>
          </table:table-cell>
          <table:table-cell table:style-name="ce973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3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3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$Fluoro.$Y$123]=&quot;&quot;;NA();[$Fluoro.$Y$121:$Fluoro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$Fluoro.$Y$155]=&quot;&quot;;NA();[$Fluoro.$Y$153:$Fluoro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 office:value-type="float" office:value="80" calcext:value-type="float">
            <text:p>80.00</text:p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5">00/00/0000</text:date>, <text:time style:data-style-name="N2" text:time-value="08:39:17.0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02-05T08:45:31.593000000</dc:date>
    <meta:editing-duration>P2DT3H59M17S</meta:editing-duration>
    <meta:editing-cycles>393</meta:editing-cycles>
    <meta:generator>LibreOffice/6.0.0.3$Windows_X86_64 LibreOffice_project/64a0f66915f38c6217de274f0aa8e15618924765</meta:generator>
    <dc:creator>Eugene Mah</dc:creator>
    <meta:document-statistic meta:table-count="5" meta:cell-count="675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7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92cm" svg:y="20.062cm" chart:style-name="ch5">
              <text:p>mm Al</text:p>
            </chart:title>
          </chart:axis>
          <chart:axis chart:dimension="y" chart:name="primary-y" chart:style-name="ch6">
            <chart:title svg:x="0.451cm" svg:y="12.607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1.911cm" svg:y="1.632cm" svg:width="17.513cm" svg:height="9.455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6.905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1.911cm" svg:y="1.644cm" svg:width="17.513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6.905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